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9554b" officeooo:paragraph-rsid="00095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ng Standard Sty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4:16:21.238836737</meta:creation-date>
    <meta:generator>LibreOffice/6.4.6.2$Linux_X86_64 LibreOffice_project/40$Build-2</meta:generator>
    <dc:date>2021-02-22T14:18:15.040139219</dc:date>
    <meta:editing-duration>PT1M54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